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4000002416ECAFDD7FF12359F.png" manifest:media-type="image/png"/>
  <manifest:file-entry manifest:full-path="Pictures/1000000100000294000002417381E18991EC22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2811in" svg:y="4.1772in" svg:width="6.6929in" svg:height="5.8508in" draw:z-index="0"><draw:image xlink:href="Pictures/1000000100000294000002417381E18991EC2249.png" xlink:type="simple" xlink:show="embed" xlink:actuate="onLoad" draw:mime-type="image/png"/></draw:frame><draw:frame draw:style-name="fr1" draw:name="Image2" text:anchor-type="char" svg:x="-0.0583in" svg:y="-0.1146in" svg:width="6.3047in" svg:height="5.511in" draw:z-index="1"><draw:image xlink:href="Pictures/1000000100000294000002416ECAFDD7FF1235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5:26:49.536930864</meta:creation-date>
    <dc:date>2025-06-09T16:56:55.154623408</dc:date>
    <meta:editing-duration>PT1H20M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